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solid" draw:stroke-dash="Dash_20_Dot_20_4" svg:stroke-width="0.081cm" svg:stroke-color="#ffffff" draw:marker-start-width="0.321cm" draw:marker-end-width="0.321cm" draw:stroke-linejoin="none" svg:stroke-linecap="butt" draw:fill="solid" draw:fill-color="#000000" draw:textarea-horizontal-align="center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solid" svg:stroke-width="0.081cm" svg:stroke-color="#ffffff" draw:marker-start-width="0.442cm" draw:marker-end-width="0.442cm" draw:fill-color="#000000" draw:textarea-horizontal-align="justify" draw:textarea-vertical-align="middle" draw:auto-grow-height="false" fo:min-height="0.42cm" fo:min-width="2.92cm" fo:padding-top="0.205cm" fo:padding-bottom="0.205cm" fo:padding-left="0.33cm" fo:padding-right="0.33cm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5.082cm" svg:height="3.981cm" svg:x="3.221cm" svg:y="7.271cm" svg:viewBox="0 0 5083 3982" svg:d="M444 3942c528-150 2228-643 3001-1300 772-657 1712-2610 1634-2642-79-32-1303 1862-2103 2452-800 591-2276 843-2698 1092-422 248-361 548 166 398z">
          <text:p/>
        </draw:path>
        <draw:path draw:style-name="gr1" draw:text-style-name="P1" draw:layer="layout" svg:width="4.854cm" svg:height="3.19cm" svg:x="3.391cm" svg:y="7.406cm" svg:viewBox="0 0 4855 3191" svg:d="M392 3172c485-93 2048-403 2791-932 743-528 1737-2205 1669-2239s-1311 1566-2074 2033-2107 579-2504 768c-398 190-367 464 118 370z">
          <text:p/>
        </draw:path>
        <draw:path draw:style-name="gr1" draw:text-style-name="P1" draw:layer="layout" svg:width="4.593cm" svg:height="2.509cm" svg:x="3.601cm" svg:y="7.461cm" svg:viewBox="0 0 4594 2510" svg:d="M345 2505c442-47 1868-205 2576-622s1729-1846 1671-1882-1298 1305-2018 1666c-721 360-1935 357-2307 497-371 140-365 388 78 341z">
          <text:p/>
        </draw:path>
        <draw:path draw:style-name="gr1" draw:text-style-name="P1" draw:layer="layout" svg:width="4.288cm" svg:height="1.909cm" svg:x="3.892cm" svg:y="7.497cm" svg:viewBox="0 0 4289 1910" svg:d="M303 1910c401-8 1693-38 2356-356 664-319 1677-1517 1628-1553-50-37-1254 1066-1925 1332-672 267-1763 170-2106 266s-354 318 47 311z">
          <text:p/>
        </draw:path>
        <draw:path draw:style-name="gr1" draw:text-style-name="P1" draw:layer="layout" svg:width="5.082cm" svg:height="3.981cm" svg:x="3.228cm" svg:y="3.318cm" svg:viewBox="0 0 5083 3982" svg:d="M444 40c528 151 2228 643 3001 1300 772 657 1712 2611 1634 2642-79 32-1303-1861-2103-2452-800-590-2276-843-2698-1091s-362-549 166-399z">
          <text:p/>
        </draw:path>
        <draw:path draw:style-name="gr1" draw:text-style-name="P1" draw:layer="layout" svg:width="4.855cm" svg:height="3.191cm" svg:x="3.398cm" svg:y="3.974cm" svg:viewBox="0 0 4856 3192" svg:d="M393 19c484 94 2046 403 2790 932 743 529 1737 2206 1669 2241-68 34-1312-1567-2075-2034-762-467-2105-579-2503-769-397-189-366-463 119-370z">
          <text:p/>
        </draw:path>
        <draw:path draw:style-name="gr1" draw:text-style-name="P1" draw:layer="layout" svg:width="4.593cm" svg:height="2.51cm" svg:x="3.608cm" svg:y="4.6cm" svg:viewBox="0 0 4594 2511" svg:d="M344 6c443 47 1869 205 2577 623 708 417 1729 1845 1671 1881s-1298-1305-2019-1665c-721-361-1935-358-2306-497-371-140-365-388 77-342z">
          <text:p/>
        </draw:path>
        <draw:path draw:style-name="gr1" draw:text-style-name="P1" draw:layer="layout" svg:width="4.287cm" svg:height="1.909cm" svg:x="3.899cm" svg:y="5.165cm" svg:viewBox="0 0 4288 1910" svg:d="M303 0c400 7 1693 38 2356 356 664 318 1677 1516 1627 1553-49 37-1253-1066-1924-1333-672-266-1763-169-2106-265s-354-318 47-311z">
          <text:p/>
        </draw:path>
        <draw:polygon draw:style-name="gr2" draw:text-style-name="P1" draw:layer="layout" svg:width="4.067cm" svg:height="0.706cm" svg:x="7.432cm" svg:y="9.293cm" svg:viewBox="0 0 4068 707" draw:points="0,707 141,0 4068,0 3926,707">
          <text:p/>
        </draw:polygon>
        <draw:path draw:style-name="gr3" draw:text-style-name="P2" draw:layer="layout" svg:width="3.087cm" svg:height="5.029cm" svg:x="6.014cm" svg:y="4.709cm" svg:viewBox="0 0 3088 5030" svg:d="M591 5025c-6 3-13 5-20 5-8 0-15-2-21-5-3-2-6-4-8-7l-530-530c-3-2-5-5-7-8-3-6-5-13-5-20 0-8 2-15 5-21 2-3 4-6 7-8l1917-1917-1915-1915c-3-2-5-5-7-8-3-6-5-13-5-20 0-8 2-15 5-21 2-3 4-6 7-8l530-530c2-3 5-5 8-7 6-3 13-5 21-5 7 0 14 2 20 5 3 2 6 4 8 7l2475 2475c3 2 5 5 7 8 3 6 5 13 5 21 0 7-2 14-5 20-2 3-4 6-7 8l-530 530c-2 3-5 5-8 7-1 0-2 0-3 1l-1936 1936c-2 3-5 5-8 7z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.76cm" fo:page-height="14.7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19T22:05:44.890969160</meta:creation-date>
    <meta:editing-duration>PT5M1S</meta:editing-duration>
    <meta:editing-cycles>4</meta:editing-cycles>
    <meta:generator>LibreOffice/7.3.7.2$Linux_X86_64 LibreOffice_project/30$Build-2</meta:generator>
    <dc:date>2023-12-20T14:22:45.153963098</dc:date>
    <meta:document-statistic meta:object-count="10"/>
  </office:meta>
</office:document-meta>
</file>